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75b7" officeooo:paragraph-rsid="001df510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rsid="000a75b7" officeooo:paragraph-rsid="001df510" style:font-size-asian="11pt" style:font-size-complex="11pt"/>
    </style:style>
    <style:style style:name="P4" style:family="paragraph" style:parent-style-name="Table_20_Contents">
      <style:text-properties officeooo:rsid="001df510" officeooo:paragraph-rsid="001df510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75b7" officeooo:paragraph-rsid="001df510" style:font-name-asian="Times New Roman1" style:font-size-asian="11pt" style:font-name-complex="Times New Roman1" style:font-size-complex="11pt"/>
    </style:style>
    <style:style style:name="P8" style:family="paragraph" style:parent-style-name="Azione_20_attore" style:list-style-name="Numerazione_20_UC">
      <style:text-properties officeooo:paragraph-rsid="001df510"/>
    </style:style>
    <style:style style:name="P9" style:family="paragraph" style:parent-style-name="Azione_20_attore">
      <style:text-properties officeooo:rsid="001df510" officeooo:paragraph-rsid="001df510"/>
    </style:style>
    <style:style style:name="P10" style:family="paragraph" style:parent-style-name="Azione_20_sistema">
      <style:text-properties officeooo:rsid="001df510" officeooo:paragraph-rsid="001df510"/>
    </style:style>
    <style:style style:name="P11" style:family="paragraph" style:parent-style-name="Azione_20_sistema">
      <style:text-properties officeooo:rsid="001df510" officeooo:paragraph-rsid="001f5ede"/>
    </style:style>
    <style:style style:name="T1" style:family="text">
      <style:text-properties officeooo:rsid="001df510"/>
    </style:style>
    <style:style style:name="T2" style:family="text">
      <style:text-properties style:font-name="Arial" fo:font-size="11pt" fo:font-style="normal" fo:font-weight="normal" officeooo:rsid="001df510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Arial" fo:font-size="11pt" fo:font-style="normal" fo:font-weight="normal" officeooo:rsid="000a75b7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officeooo:rsid="001f5ed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Aggiungi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Responsabile specializza direttor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Responsabile <text:span text:style-name="T4">s</text:span>cientifico 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ervizio e viene riconosciuto come impiegato dell'asil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458898" text:style-name="Numerazione_20_UC">
              <text:list-item text:start-value="1">
                <text:p text:style-name="P8"><text:span text:style-name="T1">Il responsabile scientifico a</text:span><text:span text:style-name="T3">ccede alla funzione per aggiungere il tirocinante alla lista dei tirocinanti.</text:span></text:p>
              </text:list-item>
              <text:list-item>
                <text:p text:style-name="P10">Il sistema restituisce una form contenente i campi da compilare.</text:p>
              </text:list-item>
              <text:list-item>
                <text:p text:style-name="P8"><text:span text:style-name="T1">Il responsabile scientifico riceve la form , </text:span><text:span text:style-name="T3">Inserisce tutti i dati relativi al tirocinante da aggiungere </text:span><text:span text:style-name="T2">e conferma.</text:span></text:p>
              </text:list-item>
              <text:list-item>
                <text:p text:style-name="P11">Il sistema riceve la form completa <text:span text:style-name="T4">e</text:span> salva i dati nel database.</text:p>
              </text:list-item>
              <text:list-item>
                <text:p text:style-name="P11"><text:span text:style-name="T4">Il sistema</text:span> invia un messaggio di avvenuto inserimento al responsabile scientifico.</text:p>
              </text:list-item>
              <text:list-item>
                <text:p text:style-name="P9">Il responsabile scientifico visualizza il messaggio ed esc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responsabile visualizza un messaggio di avvenuto inseriment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442863" text:style-name="L1">
              <text:list-item>
                <text:p text:style-name="P7">In caso di errore il sistema comunica al <text:span text:style-name="T1">responsabile</text:span> l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Il responsabile</text:span> deve visualizzare la pagina da compilare entro 20 secondi e deve ricevere il riscontro di errore o di avvenuto inserimento in 20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4</meta:editing-cycles>
    <meta:generator>LibreOffice/3.6$Windows_x86 LibreOffice_project/da8c1e6-fd468f4-454e206-f42a4a9-143cfd</meta:generator>
    <dc:date>2012-10-23T12:32:18.25</dc:date>
    <meta:document-statistic meta:table-count="1" meta:image-count="0" meta:object-count="0" meta:page-count="1" meta:paragraph-count="21" meta:word-count="158" meta:character-count="1083" meta:non-whitespace-character-count="951"/>
  </office:meta>
</office:document-meta>
</file>